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243in" fo:margin-left="-0.0063in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0.5in"/>
    </style:style>
    <style:style style:name="Table1.M" style:family="table-column">
      <style:table-column-properties style:column-width="0.4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4.1181in" style:rel-column-width="26672*"/>
    </style:style>
    <style:style style:name="Table2.B" style:family="table-column">
      <style:table-column-properties style:column-width="0.5in" style:rel-column-width="3238*"/>
    </style:style>
    <style:style style:name="Table2.M" style:family="table-column">
      <style:table-column-properties style:column-width="0.5007in" style:rel-column-width="32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pt" fo:country="PT" officeooo:rsid="001291c5" officeooo:paragraph-rsid="001291c5"/>
    </style:style>
    <style:style style:name="P2" style:family="paragraph" style:parent-style-name="Standard">
      <style:text-properties fo:language="pt" fo:country="PT" fo:font-weight="bold" officeooo:rsid="001291c5" officeooo:paragraph-rsid="001291c5" style:font-weight-asian="bold" style:font-weight-complex="bold"/>
    </style:style>
    <style:style style:name="P3" style:family="paragraph" style:parent-style-name="Table_20_Heading">
      <style:text-properties officeooo:rsid="001291c5" officeooo:paragraph-rsid="001291c5"/>
    </style:style>
    <style:style style:name="P4" style:family="paragraph" style:parent-style-name="Table_20_Heading">
      <style:text-properties fo:language="pt" fo:country="PT" officeooo:rsid="001291c5" officeooo:paragraph-rsid="001291c5"/>
    </style:style>
    <style:style style:name="P5" style:family="paragraph" style:parent-style-name="Table_20_Heading">
      <style:paragraph-properties fo:text-align="center" style:justify-single-word="false"/>
      <style:text-properties fo:language="pt" fo:country="PT" officeooo:rsid="001291c5" officeooo:paragraph-rsid="00133ece"/>
    </style:style>
    <style:style style:name="P6" style:family="paragraph" style:parent-style-name="Table_20_Contents">
      <style:paragraph-properties fo:text-align="center" style:justify-single-word="false"/>
      <style:text-properties officeooo:rsid="00133ece" officeooo:paragraph-rsid="00133ec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language="pt" fo:country="PT" officeooo:rsid="001291c5" officeooo:paragraph-rsid="00133ece"/>
    </style:style>
    <style:style style:name="P9" style:family="paragraph" style:parent-style-name="Table_20_Contents">
      <style:paragraph-properties fo:text-align="center" style:justify-single-word="false"/>
      <style:text-properties fo:language="pt" fo:country="PT" officeooo:rsid="001291c5" officeooo:paragraph-rsid="001291c5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Standard">
      <style:text-properties fo:language="pt" fo:country="PT" officeooo:paragraph-rsid="0013600b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officeooo:rsid="00133ece" officeooo:paragraph-rsid="00133ece" style:font-name-asian="Liberation Serif1" style:font-name-complex="Liberation Serif1"/>
    </style:style>
    <style:style style:name="P13" style:family="paragraph" style:parent-style-name="Table_20_Contents">
      <style:paragraph-properties fo:text-align="center" style:justify-single-word="false"/>
      <style:text-properties fo:language="pt" fo:country="PT" officeooo:rsid="0013600b" officeooo:paragraph-rsid="0013600b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paragraph-properties fo:text-align="justify" style:justify-single-word="false"/>
      <style:text-properties style:font-name="Liberation Serif1" fo:language="pt" fo:country="PT" officeooo:rsid="00133ece" officeooo:paragraph-rsid="00133ece" style:font-name-asian="Liberation Serif1" style:font-name-complex="Liberation Serif1"/>
    </style:style>
    <style:style style:name="T1" style:family="text">
      <style:text-properties officeooo:rsid="00133e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11"/>
        <table:table-column table:style-name="Table1.M"/>
        <table:table-header-rows>
          <table:table-row>
            <table:table-cell table:style-name="Table1.A1" office:value-type="string">
              <text:p text:style-name="P4">Module\Queries</text:p>
            </table:table-cell>
            <table:table-cell table:style-name="Table1.A1" office:value-type="string">
              <text:p text:style-name="P3">1</text:p>
            </table:table-cell>
            <table:table-cell table:style-name="Table1.A1" office:value-type="string">
              <text:p text:style-name="P3">2</text:p>
            </table:table-cell>
            <table:table-cell table:style-name="Table1.A1" office:value-type="string">
              <text:p text:style-name="P3">3</text:p>
            </table:table-cell>
            <table:table-cell table:style-name="Table1.A1" office:value-type="string">
              <text:p text:style-name="P3">4</text:p>
            </table:table-cell>
            <table:table-cell table:style-name="Table1.A1" office:value-type="string">
              <text:p text:style-name="P3">5</text:p>
            </table:table-cell>
            <table:table-cell table:style-name="Table1.A1" office:value-type="string">
              <text:p text:style-name="P3">6</text:p>
            </table:table-cell>
            <table:table-cell table:style-name="Table1.A1" office:value-type="string">
              <text:p text:style-name="P3">7</text:p>
            </table:table-cell>
            <table:table-cell table:style-name="Table1.A1" office:value-type="string">
              <text:p text:style-name="P3">8</text:p>
            </table:table-cell>
            <table:table-cell table:style-name="Table1.A1" office:value-type="string">
              <text:p text:style-name="P3">9</text:p>
            </table:table-cell>
            <table:table-cell table:style-name="Table1.A1" office:value-type="string">
              <text:p text:style-name="P3">10</text:p>
            </table:table-cell>
            <table:table-cell table:style-name="Table1.A1" office:value-type="string">
              <text:p text:style-name="P3">11</text:p>
            </table:table-cell>
            <table:table-cell table:style-name="Table1.M1" office:value-type="string">
              <text:p text:style-name="P3">12</text:p>
            </table:table-cell>
          </table:table-row>
        </table:table-header-rows>
        <table:table-row>
          <table:table-cell table:style-name="Table1.A2" office:value-type="string">
            <text:p text:style-name="P9">Clientes</text:p>
          </table:table-cell>
          <table:table-cell table:style-name="Table1.A2" office:value-type="string">
            <text:p text:style-name="P12">√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M2" office:value-type="string">
            <text:p text:style-name="P12">√</text:p>
          </table:table-cell>
        </table:table-row>
        <table:table-row>
          <table:table-cell table:style-name="Table1.A2" office:value-type="string">
            <text:p text:style-name="P8">Produtos</text:p>
          </table:table-cell>
          <table:table-cell table:style-name="Table1.A2" office:value-type="string">
            <text:p text:style-name="P12">√</text:p>
          </table:table-cell>
          <table:table-cell table:style-name="Table1.A2" office:value-type="string">
            <text:p text:style-name="P12">√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M2" office:value-type="string">
            <text:p text:style-name="P12">√</text:p>
          </table:table-cell>
        </table:table-row>
        <table:table-row>
          <table:table-cell table:style-name="Table1.A2" office:value-type="string">
            <text:p text:style-name="P13">Faturação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Filial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M2" office:value-type="string">
            <text:p text:style-name="P12"/>
          </table:table-cell>
        </table:table-row>
      </table:table>
      <text:p text:style-name="P11"/>
      <text:p text:style-name="P2">Queries:</text:p>
      <text:p text:style-name="P1">1. Ler os 3 ficheiros (Produtos, Clientes e Vendas), cujos nomes poderão ser introduzidos pelo utilizador ou, opcionalmente, assumidos por omissão (sendo neste caso os ficheiros anteriormente referidos). O resultado desta leitura deverá ser a apresentação imediata ao utilizador do nome do ficheiro lido e o número total de linhas lidas e validadas. Uma nova leitura destes ficheiros deverá de imediato reiniciar e refazer as estruturas de dados em memória; </text:p>
      <text:p text:style-name="P1">2. Determinar a lista e o total de produtos cujo código se inicia por uma dada letra (maiúscula); Apresentar tal lista ao utilizador e permitir que o mesmo navegue na mesma, sendo tal lista apresentada por ordem alfabética; </text:p>
      <text:p text:style-name="P1">3. Dado um mês e um código de produto, ambos válidos, determinar e apresentar o número total de vendas e o total facturado com esse produto em tal mês, distinguindo os totais em modo N e os totais em modo P. O utilizador deverá decidir se pretende o resultado global ou os valores totais filial a filial. </text:p>
      <text:p text:style-name="P1">4. Determinar a lista ordenada dos códigos dos produtos (e o seu número total), que ninguém comprou, podendo o utilizador decidir igualmente se pretende valores totais ou divididos pelas filiais. </text:p>
      <text:p text:style-name="P1">5. Dado um código de cliente, criar uma tabela com o número total de produtos comprados (ou seja a soma das quantidades de todas as vendas do produto), mês a mês (para meses em que não comprou a entrada deverá ficar a 0). A tabela deverá ser apresentada em ecrã organizada por filial. </text:p>
      <text:p text:style-name="P1">6. Dado um intervalo fechado de meses, por exemplo [3..7], determinar o total de vendas registadas nesse intervalo e o total facturado; </text:p>
      <text:p text:style-name="P1">7. Determinar a lista ordenada de códigos de clientes que realizaram compras em todas as filiais; </text:p>
      <text:p text:style-name="P1">8. Dado um código de produto e uma filial, determinar os códigos (e número total) dos clientes que o compraram, distinguindo entre compra N e compra P;</text:p>
      <text:p text:style-name="P1">9. Dado um código de cliente e um mês, determinar a lista de códigos de produtos que mais comprou por quantidade e não por facturação) , por ordem </text:p>
      <text:p text:style-name="P1">descendente; </text:p>
      <text:p text:style-name="P1">10. Criar uma lista dos N produtos mais vendidos em todo o ano, indicando o número total de clientes e o número de unidades vendidas, filial a filial; </text:p>
      <text:p text:style-name="P1">11. Dado um código de cliente determinar quais os códigos dos 3 produtos em que mais gastou dinheiro durante o ano; </text:p>
      <text:p text:style-name="P1">12. Determinar o número de clientes registados que não realizaram compras bem como o número de produtos que ninguém comprou.</text:p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row>
          <table:table-cell table:style-name="Table2.A1" office:value-type="string">
            <text:p text:style-name="P5"><text:span text:style-name="T1">Parameter\</text:span>Queries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11</text:p>
          </table:table-cell>
          <table:table-cell table:style-name="Table2.M1" office:value-type="string">
            <text:p text:style-name="P3">12</text:p>
          </table:table-cell>
        </table:table-row>
        <table:table-row>
          <table:table-cell table:style-name="Table2.A2" office:value-type="string">
            <text:p text:style-name="P6">Produto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M2" office:value-type="string">
            <text:p text:style-name="P12">√</text:p>
          </table:table-cell>
        </table:table-row>
        <table:table-row>
          <table:table-cell table:style-name="Table2.A2" office:value-type="string">
            <text:p text:style-name="P6">Preço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M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Unidades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M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Promoção/normal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M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Cliente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M2" office:value-type="string">
            <text:p text:style-name="P12">√</text:p>
          </table:table-cell>
        </table:table-row>
        <table:table-row>
          <table:table-cell table:style-name="Table2.A2" office:value-type="string">
            <text:p text:style-name="P6">Mês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M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Filial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2">√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M2" office:value-type="string">
            <text:p text:style-name="P10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5:11:03.061865047</meta:creation-date>
    <dc:date>2016-04-07T22:02:37.728529714</dc:date>
    <meta:editing-duration>PT26M4S</meta:editing-duration>
    <meta:editing-cycles>3</meta:editing-cycles>
    <meta:generator>LibreOffice/4.2.8.2$Linux_X86_64 LibreOffice_project/420m0$Build-2</meta:generator>
    <meta:document-statistic meta:table-count="2" meta:image-count="0" meta:object-count="0" meta:page-count="2" meta:paragraph-count="70" meta:word-count="468" meta:character-count="2574" meta:non-whitespace-character-count="2165"/>
  </office:meta>
</office:document-meta>
</file>